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 style:data-style-name="N2" text:time-value="20:48:52.5323519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2T20:49:07.342571136</dc:date>
    <meta:editing-duration>PT15H38S</meta:editing-duration>
    <meta:editing-cycles>453</meta:editing-cycles>
    <meta:document-statistic meta:table-count="1" meta:cell-count="2851" meta:object-count="0"/>
  </office:meta>
</office:document-meta>
</file>